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Arial2" svg:font-family="Arial" style:font-family-generic="swiss"/>
    <style:font-face style:name="Segoe Print" svg:font-family="'Segoe Print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latino Linotype" fo:font-size="28pt" fo:font-style="italic" style:font-size-asian="28pt" style:font-style-asian="italic" style:font-size-complex="2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Segoe Print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paragraph-properties fo:text-align="end" style:justify-single-word="false"/>
      <style:text-properties style:font-name="Calibri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Segoe Print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font-name="Comic Sans MS" fo:font-size="20pt" fo:font-style="normal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text-properties style:font-name="Comic Sans MS" fo:font-size="30pt" fo:font-weight="bold" style:font-size-asian="30pt" style:font-weight-asian="bold" style:font-size-complex="3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stitut Joan Ramis i Ramis</text:p>
      <text:p text:style-name="P3"/>
      <text:p text:style-name="P3"/>
      <text:p text:style-name="P2">DIPLOMA</text:p>
      <text:p text:style-name="P4"/>
      <text:p text:style-name="P7">Aris Krysak Tomás</text:p>
      <text:p text:style-name="P9"/>
      <text:p text:style-name="P8">Millor Alumne/a de 1r de Sistemes Microinformàtics i Xarxes (SMX 1r.) </text:p>
      <text:p text:style-name="P8"/>
      <text:p text:style-name="P5"/>
      <text:p text:style-name="Text_20_body"/>
      <text:p text:style-name="Text_20_body"/>
      <text:p text:style-name="P6">Maó, 11 de decembre 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Arial2" svg:font-family="Arial" style:font-family-generic="swiss"/>
    <style:font-face style:name="Segoe Print" svg:font-family="'Segoe Print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20:58:20.46</meta:creation-date>
    <dc:date>2024-12-11T22:20:00.57</dc:date>
    <dc:creator>Aris Jose</dc:creator>
    <meta:editing-duration>PT20M3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25" meta:character-count="145"/>
  </office:meta>
</office:document-meta>
</file>